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ログインフラグ更新SQ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更新対象</text:p>
          </table:table-cell>
        </table:table-row>
        <table:table-row table:style-name="ro1">
          <table:table-cell office:value-type="string" calcext:value-type="string">
            <text:p>ユーザーマスタ.ログインフラグ = 引数：ログイン状態</text:p>
          </table:table-cell>
        </table:table-row>
        <table:table-row table:style-name="ro1">
          <table:table-cell table:style-name="ce1" office:value-type="string" calcext:value-type="string">
            <text:p>更新テーブル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条件</text:p>
          </table:table-cell>
        </table:table-row>
        <table:table-row table:style-name="ro1">
          <table:table-cell office:value-type="string" calcext:value-type="string">
            <text:p>ユーザーマスタ.ユーザーID = 引数:ユーザーID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table table:name="ログインSQL" table:style-name="ta1">
        <table:table-column table:style-name="co2" table:default-cell-style-name="Default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パスワード</text:p>
          </table:table-cell>
        </table:table-row>
        <table:table-row table:style-name="ro1">
          <table:table-cell office:value-type="string" calcext:value-type="string">
            <text:p>権限マスタ.権限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1">
          <table:table-cell office:value-type="string" calcext:value-type="string">
            <text:p>権限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ユーザーID = 引数:ユーザーID</text:p>
          </table:table-cell>
        </table:table-row>
        <table:table-row table:style-name="ro1">
          <table:table-cell office:value-type="string" calcext:value-type="string">
            <text:p>ユーザーマスタ.権限ID = 権限マスタ.権限ID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00/00/00</text:date>, <text:time style:data-style-name="N2" text:time-value="19:45:03.24915066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21:55.124526616</meta:creation-date>
    <meta:editing-duration>PT8H54M33S</meta:editing-duration>
    <meta:editing-cycles>8</meta:editing-cycles>
    <meta:generator>LibreOffice/5.1.6.2$Linux_X86_64 LibreOffice_project/10m0$Build-2</meta:generator>
    <dc:date>2019-11-12T21:43:24.932241803</dc:date>
    <meta:document-statistic meta:table-count="3" meta:cell-count="18" meta:object-count="0"/>
  </office:meta>
</office:document-meta>
</file>